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Bonus Points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9-02">00/00/0000</text:date>, <text:time style:data-style-name="N2" text:time-value="12:08:59.70903543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5.2$Linux_X86_64 LibreOffice_project/10$Build-2</meta:generator>
    <meta:initial-creator>Jordan Hanson</meta:initial-creator>
    <meta:creation-date>2021-08-24T14:05:39</meta:creation-date>
    <dc:date>2021-09-02T12:09:29.422972391</dc:date>
    <meta:editing-duration>PT29S</meta:editing-duration>
    <meta:editing-cycles>1</meta:editing-cycles>
    <meta:document-statistic meta:table-count="1" meta:cell-count="128" meta:object-count="0"/>
  </office:meta>
</office:document-meta>
</file>